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755" officeooo:paragraph-rsid="00162755" style:font-weight-asian="bold" style:font-weight-complex="bold"/>
    </style:style>
    <style:style style:name="P2" style:family="paragraph" style:parent-style-name="Standard">
      <style:text-properties fo:font-weight="bold" officeooo:rsid="001831a0" officeooo:paragraph-rsid="001831a0" style:font-weight-asian="bold" style:font-weight-complex="bold"/>
    </style:style>
    <style:style style:name="P3" style:family="paragraph" style:parent-style-name="Standard">
      <style:text-properties fo:font-weight="bold" officeooo:rsid="001a215e" officeooo:paragraph-rsid="001a215e" style:font-weight-asian="bold" style:font-weight-complex="bold"/>
    </style:style>
    <style:style style:name="P4" style:family="paragraph" style:parent-style-name="Standard">
      <style:text-properties fo:font-weight="bold" officeooo:rsid="001bb7b6" officeooo:paragraph-rsid="001bb7b6" style:font-weight-asian="bold" style:font-weight-complex="bold"/>
    </style:style>
    <style:style style:name="P5" style:family="paragraph" style:parent-style-name="Standard">
      <style:text-properties fo:font-weight="normal" officeooo:rsid="00162755" officeooo:paragraph-rsid="00162755" style:font-weight-asian="normal" style:font-weight-complex="normal"/>
    </style:style>
    <style:style style:name="P6" style:family="paragraph" style:parent-style-name="Standard">
      <style:text-properties fo:font-weight="normal" officeooo:rsid="001785cb" officeooo:paragraph-rsid="001785cb" style:font-weight-asian="normal" style:font-weight-complex="normal"/>
    </style:style>
    <style:style style:name="P7" style:family="paragraph" style:parent-style-name="Standard">
      <style:text-properties fo:font-weight="normal" officeooo:rsid="001831a0" officeooo:paragraph-rsid="001831a0" style:font-weight-asian="normal" style:font-weight-complex="normal"/>
    </style:style>
    <style:style style:name="P8" style:family="paragraph" style:parent-style-name="Standard">
      <style:text-properties fo:font-weight="normal" officeooo:rsid="0018bb89" officeooo:paragraph-rsid="0018bb89" style:font-weight-asian="normal" style:font-weight-complex="normal"/>
    </style:style>
    <style:style style:name="P9" style:family="paragraph" style:parent-style-name="Standard">
      <style:text-properties fo:font-weight="normal" officeooo:rsid="001a215e" officeooo:paragraph-rsid="001a215e" style:font-weight-asian="normal" style:font-weight-complex="normal"/>
    </style:style>
    <style:style style:name="P10" style:family="paragraph" style:parent-style-name="Standard">
      <style:text-properties fo:font-weight="normal" officeooo:rsid="001bb7b6" officeooo:paragraph-rsid="001bb7b6" style:font-weight-asian="normal" style:font-weight-complex="normal"/>
    </style:style>
    <style:style style:name="P11" style:family="paragraph" style:parent-style-name="Standard">
      <style:text-properties fo:font-weight="normal" officeooo:rsid="001bb7b6" officeooo:paragraph-rsid="001beed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15e"/>
    </style:style>
    <style:style style:name="T3" style:family="text">
      <style:text-properties officeooo:rsid="001beedf"/>
    </style:style>
    <style:style style:name="T4" style:family="text">
      <style:text-properties officeooo:rsid="001ee7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</text:p>
      <text:p text:style-name="P1"/>
      <text:p text:style-name="P1">Apresentação</text:p>
      <text:p text:style-name="P1"/>
      <text:p text:style-name="P5">Olá Pessoal, </text:p>
      <text:p text:style-name="P1"/>
      <text:p text:style-name="P5">Sou o Pr<text:span text:style-name="T4">o</text:span>f. Wagner do Dept. de Estatística da UFPR e essa é a aula <text:span text:style-name="T1">Inicial</text:span> do curso de estatística Básica.</text:p>
      <text:p text:style-name="P5"/>
      <text:p text:style-name="P1">Objetivos da aula</text:p>
      <text:p text:style-name="P5"/>
      <text:p text:style-name="P5">O objetivo desta aula é passar algumas Informações Gerais sobre a estrutura do curso.</text:p>
      <text:p text:style-name="P5"/>
      <text:p text:style-name="P5"/>
      <text:p text:style-name="P1">SLIDE 2</text:p>
      <text:p text:style-name="P1"/>
      <text:p text:style-name="P5">Esse curso de Estatística Básica terá como Professores responsáveis: </text:p>
      <text:p text:style-name="P5">Eu Prof. Wagner Hugo Bonat e os Profs. Elias Krainski e o Prof. Fernando Mayer.</text:p>
      <text:p text:style-name="P5"/>
      <text:p text:style-name="P5">Dentro da UFPR o curso de Estatística Básica aparece com diversos códigos e títulos, porém a ementa de forma geral se mantêm. </text:p>
      <text:p text:style-name="P5">Em particular neste primeiro semestre de 2019, este curso será ofertado aos cursos de:</text:p>
      <text:p text:style-name="P5"/>
      <text:p text:style-name="P5">Ciências Biológicas</text:p>
      <text:p text:style-name="P5">Eng. Industrial Madeireira</text:p>
      <text:p text:style-name="P5">Eng. Madeireira</text:p>
      <text:p text:style-name="P5">Eng. Ambiental</text:p>
      <text:p text:style-name="P5">Agronomia e</text:p>
      <text:p text:style-name="P5">Enfermagem</text:p>
      <text:p text:style-name="P5"/>
      <text:p text:style-name="P6">Os detalhes de cada turma podem ser verificados a partir do site (CLICAR NO SITE).</text:p>
      <text:p text:style-name="P6"/>
      <text:p text:style-name="P6">Neste site vocês encontram detalhes da oferta da discipina para o seu curso, tais como dias e horário das aulas, o horário de atendimento dos professores. Todos os detalhes referentes a presença e formas de avaliação que serão discutidas em detalhes na sequencia.</text:p>
      <text:p text:style-name="P6"/>
      <text:p text:style-name="P6">Também apresentamos algumas datas importantes e o programa da disciplina.</text:p>
      <text:p text:style-name="P6"/>
      <text:p text:style-name="P6">Na guia AULAS você encontra o programa completo da disciplina e qual é a atividade prevista para cada um dos dias de aula. Basta selecionar a turma do seu curso e todo o planejamento da disciplina estará disponível para vocês.</text:p>
      <text:p text:style-name="P6"/>
      <text:p text:style-name="P6">Na guia REFERENCIAS nos apresentamos os principais livros que abordam o conteúdo deste curso, bem como alguns materiais extras como cursos online e material para leitura suplementar.</text:p>
      <text:p text:style-name="P6"/>
      <text:p text:style-name="P6">Na guia PROGRAMAS apresentamos alguns recursos computacionais que serão úteis para a disciplina. Porém, lembramos que o nosso curso não prevê nenhum conteúdo computacional. Para os interessados, recomendo que comecem instalando o software R ou o R Studio e sigam o material Curso sobre o R no LEG. Esse é um excelente material introdutório sobre computação estatística.</text:p>
      <text:p text:style-name="P6"/>
      <text:p text:style-name="P6">Na guia NOTAS serão divulgados os resultados das avaliações.</text:p>
      <text:p text:style-name="P6"/>
      <text:p text:style-name="P6"><text:soft-page-break/>Por fim, na guia MATERIAL os slides que serão usados em aulas estão disponíveis para download.</text:p>
      <text:p text:style-name="P6"/>
      <text:p text:style-name="P7">Voltando aos nossos slides. Algumas data importantes:</text:p>
      <text:p text:style-name="P7"/>
      <text:p text:style-name="P7">Inicio do semestre 18/02/2019</text:p>
      <text:p text:style-name="P7">Fim do semestre 22/06/2019</text:p>
      <text:p text:style-name="P7">Semana de finais 27/06 – 03/07/2019.</text:p>
      <text:p text:style-name="P7">A data do exame final será fixada durante o semestre.</text:p>
      <text:p text:style-name="P7"/>
      <text:p text:style-name="P2">SLIDE <text:span text:style-name="T2">3</text:span></text:p>
      <text:p text:style-name="P7"/>
      <text:p text:style-name="P7">Objetivos do Curso.</text:p>
      <text:p text:style-name="P7"/>
      <text:p text:style-name="P7">Ler o slide 3.</text:p>
      <text:p text:style-name="P7"/>
      <text:p text:style-name="P3">SLIDE 4</text:p>
      <text:p text:style-name="P9"/>
      <text:p text:style-name="P7">Para atender a estes objetivos nos adotamos o livro “Noções de Probabilidade e Estatística” dos Prof. Marcos Magalhães e Antonio Carlos Pedroso de Lima ambos do Instituto de Matemática e Estatística da USP. </text:p>
      <text:p text:style-name="P7"/>
      <text:p text:style-name="P7">Esse livro cobre todo o conteúdo do curso é de fácil acesso e tem um excelente custo beneficio.</text:p>
      <text:p text:style-name="P7">Além disso, a biblioteca de ciências exatas conta com diversos exemplares.</text:p>
      <text:p text:style-name="P7"/>
      <text:p text:style-name="P2">SLIDE <text:span text:style-name="T2">5</text:span></text:p>
      <text:p text:style-name="P7"/>
      <text:p text:style-name="P7">O conteúdo do curso está dividido em NOVE capítulos.</text:p>
      <text:p text:style-name="P7">EXPLICAR OS CAPÍTULOS.</text:p>
      <text:p text:style-name="P7"/>
      <text:p text:style-name="P7">Neste curso seremos três Professores responsáveis pela disciplina, sendo assim cada Professor ministrará três capítulos do livro à vocês.</text:p>
      <text:p text:style-name="P7">Eu Prof. Wagner sou o responsável pelos Capítulos de 1 a 3.</text:p>
      <text:p text:style-name="P7">O Prof. Fernando Mayer será o responsável pelos Capítulos 4 a 6.</text:p>
      <text:p text:style-name="P7">Por fim, o Prof. Elias será o responsável pelos Capítulos 7 a 9.</text:p>
      <text:p text:style-name="P7"/>
      <text:p text:style-name="P2">SLIDE <text:span text:style-name="T2">6</text:span></text:p>
      <text:p text:style-name="P7"/>
      <text:p text:style-name="P7">O curso é planejado para tornar o aproveitamento do aluno o melhor possível.</text:p>
      <text:p text:style-name="P7">Assim para cada tópico do curso são planejadas três tipos de atividades:</text:p>
      <text:p text:style-name="P7"/>
      <text:p text:style-name="P7">1 – Aula expositiva com o uso de slides.</text:p>
      <text:p text:style-name="P7"/>
      <text:p text:style-name="P7">Nesta aula o Prof. apresentara todo o conteúdo do capítulo, explicando cada assunto e apresentando exemplos. Em geral faremos uso de slides para aproveitar melhor o tempo em sala de aula e evitar que os alunos gastem tempo copiando o conteúdo do quadro. </text:p>
      <text:p text:style-name="P7">Os exemplos quando oportuno serão resolvidos no quadro negro.</text:p>
      <text:p text:style-name="P7"/>
      <text:p text:style-name="P7">2 – Aula de exercícios.</text:p>
      <text:p text:style-name="P7"/>
      <text:p text:style-name="P7">Ao final da aula expositiva o Professor deixará indicado uma série de exercícios do Livro texto para que os alunos pratiquem em casa. Durante a aula de exercícios os alunos terão a chance de discutir primeiro com os colegas as resoluções, bem como tirar dúvidas com o professor quando necessário.</text:p>
      <text:p text:style-name="P7"><text:soft-page-break/>Essa será uma chance de praticar em sala.</text:p>
      <text:p text:style-name="P7"/>
      <text:p text:style-name="P7">3 – Nas atividades 1 e 2 o conteúdo foi apresentado e exercitado, então na atividade 3 o conteúdo será avaliado. Esta será uma avaliação do capítulo em estudo e será feita de forma online via plataforma moodle. Você pode instalar o aplicativo moodle em seu celular ou acessar de qualquer computador.</text:p>
      <text:p text:style-name="P7"/>
      <text:p text:style-name="P8">ACESSO AO MOODLE</text:p>
      <text:p text:style-name="P8"/>
      <text:p text:style-name="P8">Para ter acesso a plataforma moodle você precisa se autoinscrever.</text:p>
      <text:p text:style-name="P8">É um procedimento muito simples basta seguir os seguintes passos:</text:p>
      <text:p text:style-name="P8"/>
      <text:p text:style-name="P8">MOSTRAR O SITE DO MOODLE</text:p>
      <text:p text:style-name="P8"/>
      <text:p text:style-name="P8">Voltando aos nossos slides.</text:p>
      <text:p text:style-name="P8">As avaliações de cada capítulo ficaram disponíveis no dia marcado entre às 08:00 da manhã e 24:00. Você pode realizar esta avaliação dentro do horário permitido em qualquer lugar. Neste dia não haverá encontro presencial apenas a avaliação do capítulo.</text:p>
      <text:p text:style-name="P8"/>
      <text:p text:style-name="P8">O calendário das avaliações está no site da disciplina.</text:p>
      <text:p text:style-name="P8"/>
      <text:p text:style-name="P8">O formato desta avaliação é marque a VERDADEIRA. <text:span text:style-name="T2">C</text:span>ada questão é composta por um enunciado seguindo de cinco sentenças onde você deverá marcar APENAS as VERDADEIRAS.</text:p>
      <text:p text:style-name="P8">É importante salientar que as avaliações de capítulo são personalizadas e geradas aleatóriamente pela plataforma moodle.</text:p>
      <text:p text:style-name="P8"/>
      <text:p text:style-name="P8">AVALIAÇÃO ESCRITA</text:p>
      <text:p text:style-name="P8"/>
      <text:p text:style-name="P8">A cada três capítulos teremos uma outra avaliação, desta vez escrita em sala de aula. </text:p>
      <text:p text:style-name="P8">As questões serão abertas.</text:p>
      <text:p text:style-name="P8"/>
      <text:p text:style-name="P3">SLIDE 7</text:p>
      <text:p text:style-name="P3"/>
      <text:p text:style-name="P10">Mais detalhes sobre as avaliações de capítulo.</text:p>
      <text:p text:style-name="P10"/>
      <text:p text:style-name="P4">SLIDE 8</text:p>
      <text:p text:style-name="P4"/>
      <text:p text:style-name="P10">A avaliação final será composta das 9 avaliações de capítulos e pelas 3 avaliações escritas.</text:p>
      <text:p text:style-name="P10">A composição da nota será 60% provas discursivas e 40% avaliações de capítulos.</text:p>
      <text:p text:style-name="P10"/>
      <text:p text:style-name="P4">SLIDE 9</text:p>
      <text:p text:style-name="P4"/>
      <text:p text:style-name="P10">Os critérios para aprovação seguem as normas da UFPR que são:</text:p>
      <text:p text:style-name="P10"/>
      <text:p text:style-name="P10">A presença será controlada via lista de presença. Nos dias das avaliações de capítulo a presença será controlado via moodle.</text:p>
      <text:p text:style-name="P10"/>
      <text:p text:style-name="P11">Terminamos aqui! </text:p>
      <text:p text:style-name="P11"><text:span text:style-name="T3">E em nome dos Professores desejo um </text:span>bom curso à todo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7:52:31.978318826</meta:creation-date>
    <dc:date>2019-01-30T08:47:11.267632474</dc:date>
    <meta:editing-duration>PT38M26S</meta:editing-duration>
    <meta:editing-cycles>7</meta:editing-cycles>
    <meta:generator>LibreOffice/5.1.6.2$Linux_x86 LibreOffice_project/10m0$Build-2</meta:generator>
    <meta:document-statistic meta:table-count="0" meta:image-count="0" meta:object-count="0" meta:page-count="3" meta:paragraph-count="76" meta:word-count="936" meta:character-count="5657" meta:non-whitespace-character-count="4786"/>
  </office:meta>
</office:document-meta>
</file>